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c19"/>
    </style:style>
    <style:style style:name="P2" style:family="paragraph" style:parent-style-name="Standard">
      <style:text-properties officeooo:rsid="00185c19" officeooo:paragraph-rsid="00185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ny:{</text:p>
      <text:p text:style-name="P2"/>
      <text:p text:style-name="P2">Name: retail Insights,</text:p>
      <text:p text:style-name="P2">Address: Kasturi Nagara,</text:p>
      <text:p text:style-name="P2">City: Bangalore,</text:p>
      <text:p text:style-name="P2">State: Karnataka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01:32.885921251</meta:creation-date>
    <dc:date>2019-05-08T16:03:29.208660929</dc:date>
    <meta:editing-duration>PT1M59S</meta:editing-duration>
    <meta:editing-cycles>1</meta:editing-cycles>
    <meta:document-statistic meta:table-count="0" meta:image-count="0" meta:object-count="0" meta:page-count="1" meta:paragraph-count="6" meta:word-count="12" meta:character-count="88" meta:non-whitespace-character-count="82"/>
    <meta:generator>LibreOffice/6.0.7.3$Linux_X86_64 LibreOffice_project/00m0$Build-3</meta:generator>
  </office:meta>
</office:document-meta>
</file>